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3.0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7cm" svg:x="1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5.9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5.9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10.6cm" svg:y="9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1.6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8cm" svg:height="1.237cm" svg:x="1.3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7cm" svg:y1="8.663cm" svg:x2="2.7cm" svg:y2="4.263cm">
          <text:p/>
        </draw:line>
        <draw:frame draw:style-name="gr13" draw:text-style-name="P4" draw:layer="layout" svg:width="2cm" svg:height="1.055cm" svg:x="3.4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2.5cm" svg:y="4.763cm">
          <draw:text-box>
            <text:p><text:span text:style-name="T2">ISBN</text:span></text:p>
          </draw:text-box>
        </draw:frame>
        <draw:line draw:style-name="gr12" draw:text-style-name="P1" draw:layer="layout" svg:x1="3.6cm" svg:y1="4.263cm" svg:x2="3.6cm" svg:y2="8.663cm">
          <text:p/>
        </draw:line>
        <draw:frame draw:style-name="gr14" draw:text-style-name="P2" draw:layer="layout" svg:width="2.7cm" svg:height="1.418cm" svg:x="4.4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4.5cm" svg:y1="4.2cm" svg:x2="4.5cm" svg:y2="8.663cm">
          <text:p/>
        </draw:line>
        <draw:frame draw:style-name="gr15" draw:text-style-name="P2" draw:layer="layout" svg:width="1.4cm" svg:height="0.653cm" svg:x="5.5cm" svg:y="4.763cm">
          <draw:text-box>
            <text:p><text:span text:style-name="T2">Size</text:span></text:p>
          </draw:text-box>
        </draw:frame>
        <draw:line draw:style-name="gr12" draw:text-style-name="P1" draw:layer="layout" svg:x1="5.7cm" svg:y1="4.2cm" svg:x2="5.7cm" svg:y2="8.663cm">
          <text:p/>
        </draw:line>
        <draw:line draw:style-name="gr12" draw:text-style-name="P1" draw:layer="layout" svg:x1="6.4cm" svg:y1="4.2cm" svg:x2="6.4cm" svg:y2="8.663cm">
          <text:p/>
        </draw:line>
        <draw:frame draw:style-name="gr13" draw:text-style-name="P2" draw:layer="layout" svg:width="2.8cm" svg:height="1.055cm" svg:x="6.3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7.2cm" svg:y="4.763cm">
          <draw:text-box>
            <text:p><text:span text:style-name="T2">Cover</text:span></text:p>
          </draw:text-box>
        </draw:frame>
        <draw:line draw:style-name="gr12" draw:text-style-name="P1" draw:layer="layout" svg:x1="7.4cm" svg:y1="4.2cm" svg:x2="7.4cm" svg:y2="8.663cm">
          <text:p/>
        </draw:line>
        <draw:frame draw:style-name="gr13" draw:text-style-name="P2" draw:layer="layout" svg:width="2.1cm" svg:height="1.055cm" svg:x="8.2cm" svg:y="4.763cm">
          <draw:text-box>
            <text:p><text:span text:style-name="T2">Paper</text:span></text:p>
          </draw:text-box>
        </draw:frame>
        <draw:line draw:style-name="gr12" draw:text-style-name="P1" draw:layer="layout" svg:x1="1cm" svg:y1="3.163cm" svg:x2="13.8cm" svg:y2="3.13cm">
          <text:p/>
        </draw:line>
        <draw:line draw:style-name="gr12" draw:text-style-name="P1" draw:layer="layout" svg:x1="13.169cm" svg:y1="2.586cm" svg:x2="13.8cm" svg:y2="3.13cm">
          <text:p/>
        </draw:line>
        <draw:line draw:style-name="gr12" draw:text-style-name="P1" draw:layer="layout" svg:x1="13.169cm" svg:y1="3.13cm" svg:x2="13.8cm" svg:y2="2.586cm">
          <text:p/>
        </draw:line>
        <draw:custom-shape draw:style-name="gr16" draw:text-style-name="P1" draw:layer="layout" svg:width="0.631cm" svg:height="0.311cm" svg:x="12.3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2.3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7cm" svg:y1="2.974cm" svg:x2="12.143cm" svg:y2="2.974cm">
          <text:p/>
        </draw:line>
        <draw:frame draw:style-name="gr18" draw:text-style-name="P5" draw:layer="layout" svg:width="2.6cm" svg:height="1.207cm" svg:x="6.1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1.3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1.3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10.553cm" svg:y="9.0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10.553cm" svg:y="9.0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2.261cm" svg:x="10.553cm" svg:y="8.908cm">
          <draw:text-box>
            <text:p text:style-name="P1"><text:span text:style-name="T1">View Publishing Invoice</text:span></text:p>
          </draw:text-box>
        </draw:frame>
        <draw:line draw:style-name="gr12" draw:text-style-name="P1" draw:layer="layout" svg:x1="8.4cm" svg:y1="4.2cm" svg:x2="8.4cm" svg:y2="8.6cm">
          <text:p/>
        </draw:line>
        <draw:frame draw:style-name="gr13" draw:text-style-name="P2" draw:layer="layout" svg:width="2.1cm" svg:height="1.055cm" svg:x="9.2cm" svg:y="4.745cm">
          <draw:text-box>
            <text:p><text:span text:style-name="T2">Font</text:span></text:p>
          </draw:text-box>
        </draw:frame>
        <draw:line draw:style-name="gr12" draw:text-style-name="P1" draw:layer="layout" svg:x1="9.4cm" svg:y1="4.2cm" svg:x2="9.4cm" svg:y2="8.7cm">
          <text:p/>
        </draw:line>
        <draw:frame draw:style-name="gr13" draw:text-style-name="P2" draw:layer="layout" svg:width="2.1cm" svg:height="1.055cm" svg:x="10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10.2cm" svg:y1="4.2cm" svg:x2="10.2cm" svg:y2="8.7cm">
          <text:p/>
        </draw:line>
        <draw:frame draw:style-name="gr1" draw:text-style-name="P1" draw:layer="layout" svg:width="0.423cm" svg:height="4.6cm" svg:x="13.1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8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9.68cm" svg:y="10.9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3cm" svg:y="10.8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5cm" svg:y="0.8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1.1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3.4cm" svg:height="2.261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1cm" svg:y1="4.2cm" svg:x2="11cm" svg:y2="8.7cm">
          <text:p/>
        </draw:line>
        <draw:frame draw:style-name="gr13" draw:text-style-name="P2" draw:layer="layout" svg:width="1.3cm" svg:height="1.055cm" svg:x="10.9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2cm" svg:y1="4.2cm" svg:x2="12cm" svg:y2="8.7cm">
          <text:p/>
        </draw:line>
        <draw:frame draw:style-name="gr13" draw:text-style-name="P2" draw:layer="layout" svg:width="1.5cm" svg:height="1.055cm" svg:x="11.9cm" svg:y="4.7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2.7cm" svg:height="1.433cm" svg:x="0.2cm" svg:y="1.7cm">
          <draw:text-box>
            <text:p><text:span text:style-name="T4">Opens in New window</text:span></text:p>
          </draw:text-box>
        </draw:frame>
        <draw:frame draw:style-name="gr31" draw:text-style-name="P6" draw:layer="layout" svg:width="3.978cm" svg:height="0.653cm" svg:x="2.022cm" svg:y="10.347cm">
          <draw:text-box>
            <text:p><text:span text:style-name="T4">Opens in New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4-12-01T20:45:41.380000000</dc:date>
    <meta:editing-duration>PT1H1M23S</meta:editing-duration>
    <meta:editing-cycles>8</meta:editing-cycles>
    <meta:generator>LibreOffice/4.3.2.2$Windows_x86 LibreOffice_project/edfb5295ba211bd31ad47d0bad0118690f76407d</meta:generator>
    <meta:document-statistic meta:object-count="79"/>
  </office:meta>
</office:document-meta>
</file>